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ront-End Web Development Assignment: CRAFTSVILLA</text:span></text:h>
      <text:h text:style-name="Heading_20_2" text:outline-level="2"><text:span text:style-name="Strong_20_Emphasis">Overview</text:span></text:h>
      <text:p text:style-name="Text_20_body">Imagine you're a front-end developer tasked with creating a creative and visually appealing website for a client. Your goal is to develop an engaging and user-friendly website for <text:span text:style-name="Strong_20_Emphasis">CRAFTSVILLA</text:span>, a business that focuses on creativity, bonding, and relaxation for people of all ages.</text:p>
      <text:p text:style-name="Horizontal_20_Line"/>
      <text:h text:style-name="Heading_20_2" text:outline-level="2"><text:span text:style-name="Strong_20_Emphasis">Required Tools</text:span></text:h>
      <text:list xml:id="list2877852516" text:style-name="L1">
        <text:list-item>
          <text:p text:style-name="P1">HTML</text:p>
        </text:list-item>
        <text:list-item>
          <text:p text:style-name="P1">CSS</text:p>
        </text:list-item>
        <text:list-item>
          <text:p text:style-name="P1">Figma</text:p>
        </text:list-item>
        <text:list-item>
          <text:p text:style-name="P1"><text:span text:style-name="Emphasis">(JavaScript is optional — use it if you’re comfortable, but it’s not required)</text:span></text:p>
        </text:list-item>
      </text:list>
      <text:p text:style-name="Horizontal_20_Line"/>
      <text:h text:style-name="Heading_20_2" text:outline-level="2"><text:span text:style-name="Strong_20_Emphasis">Client Brief</text:span></text:h>
      <text:p text:style-name="Text_20_body"><text:span text:style-name="Strong_20_Emphasis">Client Name:</text:span> CRAFTSVILLA (Entrepreneur)<text:line-break/><text:span text:style-name="Strong_20_Emphasis">Business Overview:</text:span><text:line-break/>CRAFTSVILLA aims to offer <text:span text:style-name="Strong_20_Emphasis">creative workshops and activities</text:span> that promote bonding and relaxation among different groups — such as parents and children, friends, colleagues, and more. The mission is to create a welcoming space where people of all ages can spend quality time together, create art, and explore their creativity.</text:p>
      <text:p text:style-name="Horizontal_20_Line"/>
      <text:h text:style-name="Heading_20_2" text:outline-level="2"><text:span text:style-name="Strong_20_Emphasis">Services Offered</text:span></text:h>
      <text:h text:style-name="Heading_20_3" text:outline-level="3"><text:span text:style-name="Strong_20_Emphasis">Available Art Forms &amp; Kits</text:span></text:h>
      <text:list xml:id="list3739681544" text:style-name="L2">
        <text:list-item>
          <text:p text:style-name="P2"><text:span text:style-name="Strong_20_Emphasis">Mosaic Art</text:span> – 400 NOK<text:line-break/>Includes: Frame, A4-sized wooden board, small colored stones, glue</text:p>
        </text:list-item>
        <text:list-item>
          <text:p text:style-name="P2"><text:span text:style-name="Strong_20_Emphasis">Watercolor Painting</text:span> – 200 NOK<text:line-break/>Includes: Frame, watercolor paper with design template, watercolor paints, brushes</text:p>
        </text:list-item>
        <text:list-item>
          <text:p text:style-name="P2"><text:span text:style-name="Strong_20_Emphasis">Canvas Painting</text:span> – 300 NOK<text:line-break/>Includes: Frame, acrylic paper with design template, acrylic paints, brushes</text:p>
        </text:list-item>
      </text:list>
      <text:p text:style-name="Quotations"><text:span text:style-name="Emphasis">Note: More art forms will be introduced in the future.</text:span></text:p>
      <text:p text:style-name="Horizontal_20_Line"/>
      <text:h text:style-name="Heading_20_2" text:outline-level="2"><text:soft-page-break/><text:span text:style-name="Strong_20_Emphasis">Project Timeline &amp; Steps</text:span></text:h>
      <text:h text:style-name="Heading_20_3" text:outline-level="3"><text:span text:style-name="Strong_20_Emphasis">1. Initial Design</text:span></text:h>
      <text:list xml:id="list61238900" text:style-name="L3">
        <text:list-item>
          <text:p text:style-name="P3">Start by creating a <text:span text:style-name="Strong_20_Emphasis">Figma file</text:span> or sketch a rough layout for the website.</text:p>
        </text:list-item>
        <text:list-item>
          <text:p text:style-name="P3">Begin with <text:span text:style-name="Strong_20_Emphasis">wireframes</text:span>, then develop a <text:span text:style-name="Strong_20_Emphasis">design system</text:span> that includes:</text:p>
          <text:list>
            <text:list-item>
              <text:p text:style-name="P3">Fonts</text:p>
            </text:list-item>
            <text:list-item>
              <text:p text:style-name="P3">Color palette</text:p>
            </text:list-item>
            <text:list-item>
              <text:p text:style-name="P3">Icons</text:p>
            </text:list-item>
            <text:list-item>
              <text:p text:style-name="P3">Images <text:span text:style-name="Emphasis">(Use royalty-free images from </text:span><text:a xlink:type="simple" xlink:href="https://unsplash.com/" office:target-frame-name="_new" xlink:show="replace" text:style-name="Internet_20_link" text:visited-style-name="Visited_20_Internet_20_Link"><text:span text:style-name="Emphasis">Unsplash</text:span></text:a><text:span text:style-name="Emphasis">)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age Design</text:span></text:h>
      <text:p text:style-name="Text_20_body">Once the wireframe and design system are complete, design the following pages:</text:p>
      <text:list xml:id="list640156870" text:style-name="L4">
        <text:list-item>
          <text:p text:style-name="P4"><text:span text:style-name="Strong_20_Emphasis">Homepage</text:span></text:p>
        </text:list-item>
        <text:list-item>
          <text:p text:style-name="P4"><text:span text:style-name="Strong_20_Emphasis">Booking Page</text:span></text:p>
        </text:list-item>
        <text:list-item>
          <text:p text:style-name="P4"><text:span text:style-name="Strong_20_Emphasis">Feedback Page</text:span></text:p>
        </text:list-item>
        <text:list-item>
          <text:p text:style-name="P4"><text:span text:style-name="Strong_20_Emphasis">Gallery Page</text:span></text:p>
        </text:list-item>
      </text:list>
      <text:p text:style-name="Quotations">Use <text:span text:style-name="Strong_20_Emphasis">Auto Layout</text:span> and <text:span text:style-name="Strong_20_Emphasis">components</text:span> for efficiency (e.g., auto layout for the navbar, reusable components for headers and buttons).</text:p>
      <text:p text:style-name="Horizontal_20_Line"/>
      <text:h text:style-name="Heading_20_3" text:outline-level="3"><text:span text:style-name="Strong_20_Emphasis">3. Homepage Design</text:span></text:h>
      <text:p text:style-name="Text_20_body">Design the homepage to:</text:p>
      <text:list xml:id="list2997117785" text:style-name="L5">
        <text:list-item>
          <text:p text:style-name="P5">Introduce the business</text:p>
        </text:list-item>
        <text:list-item>
          <text:p text:style-name="P5">Highlight the main services (art kits/workshops)</text:p>
        </text:list-item>
      </text:list>
      <text:p text:style-name="Horizontal_20_Line"/>
      <text:h text:style-name="Heading_20_3" text:outline-level="3"><text:span text:style-name="Strong_20_Emphasis">4. Booking Page</text:span></text:h>
      <text:p text:style-name="Text_20_body">Design a booking page where users can:</text:p>
      <text:list xml:id="list524480742" text:style-name="L6">
        <text:list-item>
          <text:p text:style-name="P6">View workshop availability</text:p>
        </text:list-item>
        <text:list-item>
          <text:p text:style-name="P6">Choose a preferred art form</text:p>
        </text:list-item>
        <text:list-item>
          <text:p text:style-name="P6">See pricing information</text:p>
        </text:list-item>
        <text:list-item>
          <text:p text:style-name="P6">Select preferred time slots</text:p>
        </text:list-item>
      </text:list>
      <text:p text:style-name="Quotations">💡 <text:span text:style-name="Emphasis">Tip: Consider integrating Google Calendar for scheduling/bookings.</text:span></text:p>
      <text:p text:style-name="Horizontal_20_Line"><text:soft-page-break/></text:p>
      <text:h text:style-name="Heading_20_3" text:outline-level="3"><text:span text:style-name="Strong_20_Emphasis">5. Feedback Page</text:span></text:h>
      <text:p text:style-name="Text_20_body">Design a page for customers to:</text:p>
      <text:list xml:id="list1023543099" text:style-name="L7">
        <text:list-item>
          <text:p text:style-name="P7">Share their experiences and feedback</text:p>
        </text:list-item>
      </text:list>
      <text:p text:style-name="Text_20_body">Include:</text:p>
      <text:list xml:id="list540837401" text:style-name="L8">
        <text:list-item>
          <text:p text:style-name="P8">A simple <text:span text:style-name="Strong_20_Emphasis">feedback form</text:span> (not required to be functional)</text:p>
        </text:list-item>
        <text:list-item>
          <text:p text:style-name="P8"><text:span text:style-name="Strong_20_Emphasis">Sample testimonials</text:span> from previous customers</text:p>
          <text:list>
            <text:list-item>
              <text:p text:style-name="P8">Mention who they came with</text:p>
            </text:list-item>
            <text:list-item>
              <text:p text:style-name="P8">Which art form they chose</text:p>
            </text:list-item>
            <text:list-item>
              <text:p text:style-name="P8">Their experience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Gallery Page</text:span></text:h>
      <text:p text:style-name="Text_20_body">Design a page to:</text:p>
      <text:list xml:id="list2900983756" text:style-name="L9">
        <text:list-item>
          <text:p text:style-name="P9">Showcase artwork made by past customers</text:p>
        </text:list-item>
      </text:list>
      <text:p text:style-name="Quotations">💡 <text:span text:style-name="Emphasis">Tip: You can reference your own gallery page from </text:span><text:a xlink:type="simple" xlink:href="https://scrimba.com/" office:target-frame-name="_new" xlink:show="replace" text:style-name="Internet_20_link" text:visited-style-name="Visited_20_Internet_20_Link"><text:span text:style-name="Emphasis">Scrimba</text:span></text:a><text:span text:style-name="Emphasis"> or another project for inspiration.</text:span></text:p>
      <text:p text:style-name="Horizontal_20_Line"/>
      <text:h text:style-name="Heading_20_3" text:outline-level="3"><text:span text:style-name="Strong_20_Emphasis">7. Submission &amp; Presentation</text:span></text:h>
      <text:list xml:id="list964486236" text:style-name="L10">
        <text:list-item>
          <text:p text:style-name="P10">Submit the <text:span text:style-name="Strong_20_Emphasis">finished design</text:span> and <text:span text:style-name="Strong_20_Emphasis">GitHub link</text:span> to your project</text:p>
        </text:list-item>
        <text:list-item>
          <text:p text:style-name="P10">Prepare to <text:span text:style-name="Strong_20_Emphasis">present your design</text:span> to the class</text:p>
        </text:list-item>
      </text:list>
      <text:p text:style-name="Horizontal_20_Line"/>
      <text:h text:style-name="Heading_20_2" text:outline-level="2"><text:span text:style-name="Strong_20_Emphasis">Additional Notes</text:span></text:h>
      <text:p text:style-name="Text_20_body">This project allows you to be creative while practicing your front-end development skills. You are encouraged to:</text:p>
      <text:list xml:id="list148770351" text:style-name="L11">
        <text:list-item>
          <text:p text:style-name="P11">Add extra elements (text, headings, pages, etc.) to enhance the <text:span text:style-name="Strong_20_Emphasis">user experience</text:span></text:p>
        </text:list-item>
        <text:list-item>
          <text:p text:style-name="P11">Make the website more <text:span text:style-name="Strong_20_Emphasis">interactive and visually appealing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5-05-07T10:35:14.121000000</dc:date>
    <meta:editing-duration>PT40S</meta:editing-duration>
    <meta:editing-cycles>3</meta:editing-cycles>
    <meta:document-statistic meta:table-count="0" meta:image-count="0" meta:object-count="0" meta:page-count="3" meta:paragraph-count="62" meta:word-count="477" meta:character-count="2926" meta:non-whitespace-character-count="2540"/>
  </office:meta>
</office:document-meta>
</file>